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Úvodní text</text:p>
      <text:p text:style-name="P6">Oslovili jsme osm subjektů, které kandidují do zastupitelstva Hlavního města Prahy, s otázkami, které považujeme za důležité. Na této dvoustraně naleznete jejich odpovědi a postoje. Všechny strany odpovědi vypracovaly samy, jedinou výjimkou je ODS, která nám v reakci na naše otázky poslala svůj volební program. </text:p>
      <text:p text:style-name="P6"/>
      <text:p text:style-name="P5">Infoboxy</text:p>
      <text:p text:style-name="P1">Participativní rozpočtování</text:p>
      <text:p text:style-name="Text_20_body">Participativní rozpočet umožňuje občanům diskutovat o jednotlivých složkách veřejných výdajů a některé z nich upřednostňovat, a dává jim možnost rozhodovat o tom, jak jsou peníze vynakládány. Prakticky ho lze uskutečnit tak, že každý občan může rozdělit z rozpočtu města určitou částku (např. 2000 Kč) na vybrané veřejně prospěšné projekty.</text:p>
      <text:p text:style-name="P2">Více viz cs.wikipedia.org/wiki/Participativní_rozpočtování</text:p>
      <text:p text:style-name="Text_20_body"/>
      <text:p text:style-name="P1">Zaměstnanecká díla</text:p>
      <text:p text:style-name="Text_20_body">Zaměstnanecké dílo je dílo vytvořené zaměstnancem, v tomto případě zaměstnancem školy. Autorská práva na takové dílo jsou majetkem školy. Hlavní město Praha je zřizovatelem středních, vyšších odborných a základních uměleckých škol v Praze. Je tak na ní, zda se rozhodne vyhláškou nařídit, aby zaměstnanecká díla (učební materiály, prezentace atd.) byla uvolňována pod svobodnou licencí, aby je bylo možné šířit, upravovat a zdokonalovat.</text:p>
      <text:p text:style-name="Text_20_body"/>
      <text:p text:style-name="P1">Metadata</text:p>
      <text:p text:style-name="P4">Metadata jsou „data o datech“. Takovými metadaty u smluv jsou např. smluvní strany, typ smlouvy, datum uzavření, doba trvání či cena. V současnosti sice zveřejňuje smlouvy Hlavní město Praha (i když nepřehledně a se špatnými údaji v metadatech, např. v ceně), ale už ne kontroverzní podniky jako jsou Dopravní podnik Praha, Pražská plynárenská atd.</text:p>
      <text:p text:style-name="P1"/>
      <text:p text:style-name="P1">Svobodný software</text:p>
      <text:p text:style-name="Text_20_body">Svobodný software je takový software, který lze svobodně zkoumat, šířit, upravovat a vylepšovat (Firefox, Linux, OpenOffice atd.). V tom je rozdílný od software s uzavřeným kódem, u něhož autor různé způsoby užívání omezuje či zakazuje (typicky produkty Microsoft).</text:p>
      <text:p text:style-name="Text_20_body"/>
      <text:p text:style-name="P1">Referendum</text:p>
      <text:p text:style-name="Text_20_body">Pro vyvolání místního referenda v Praze je potřeba získat podpisy 6 % osob s právem volit do zastupitelstva, což je přes 55 000 podpisů. Není divu, že celopražské referendum se ještě nekonalo. Přitom zastupitelstvo může referendum vypsat samo od sebe bez ohledu na podpisy.</text:p>
      <text:p text:style-name="P3">Pouze pokud bude dost místa (Piráti to mají zmíněné jen letmo, na plno to tam má KSČM, které nechceme dělat kampaň):</text:p>
      <text:p text:style-name="P1">Bezplatná MHD</text:p>
      <text:p text:style-name="Text_20_body">V hlavním městě Estonska Tallinnu od roku 2013 funguje bezplatná MHD pro místní. Předtím byla veřejná doprava silně dotována (stejně jako v Praze), nyní je hrazena z rozpočtu města celá. Jízdné platí jen turisté a lidé, kteří ve městě nemají trvalý pobyt. V Tallinnu se zavedením bezplatné hromadné dopravy podařilo zastavit klesající trend počtu jejích uživatelů. Bezplatná MHD slaví úspěch i ve Frýdku-Místk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</meta:initial-creator>
    <meta:creation-date>2014-08-30T00:41:12</meta:creation-date>
    <dc:date>2014-09-04T12:50:10</dc:date>
    <meta:editing-duration>PT2H58M51S</meta:editing-duration>
    <meta:editing-cycles>44</meta:editing-cycles>
    <meta:generator>LibreOffice/4.0.2.2$Linux_X86_64 LibreOffice_project/400m0$Build-2</meta:generator>
    <dc:creator>Mikuláš Ferjenčík</dc:creator>
    <meta:document-statistic meta:table-count="0" meta:image-count="0" meta:object-count="0" meta:page-count="1" meta:paragraph-count="17" meta:word-count="392" meta:character-count="2673" meta:non-whitespace-character-count="2297"/>
  </office:meta>
</office:document-meta>
</file>